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6b6f" officeooo:paragraph-rsid="00176b6f"/>
    </style:style>
    <style:style style:name="P2" style:family="paragraph" style:parent-style-name="Standard">
      <style:text-properties fo:font-weight="bold" officeooo:rsid="00176b6f" officeooo:paragraph-rsid="00176b6f" style:font-weight-asian="bold" style:font-weight-complex="bold"/>
    </style:style>
    <style:style style:name="P3" style:family="paragraph" style:parent-style-name="Standard">
      <style:text-properties fo:font-weight="bold" officeooo:paragraph-rsid="00190588" style:font-weight-asian="bold" style:font-weight-complex="bold"/>
    </style:style>
    <style:style style:name="P4" style:family="paragraph" style:parent-style-name="Standard">
      <style:text-properties fo:font-weight="bold" officeooo:rsid="0019c6d8" officeooo:paragraph-rsid="0019c6d8" style:font-weight-asian="bold" style:font-weight-complex="bold"/>
    </style:style>
    <style:style style:name="P5" style:family="paragraph" style:parent-style-name="Standard">
      <style:text-properties fo:font-weight="bold" officeooo:rsid="001b8bfc" officeooo:paragraph-rsid="001b8bfc" style:font-weight-asian="bold" style:font-weight-complex="bold"/>
    </style:style>
    <style:style style:name="P6" style:family="paragraph" style:parent-style-name="Standard">
      <style:text-properties officeooo:paragraph-rsid="00190588"/>
    </style:style>
    <style:style style:name="P7" style:family="paragraph" style:parent-style-name="Standard">
      <style:text-properties fo:font-size="16pt" fo:font-weight="bold" officeooo:rsid="00176b6f" officeooo:paragraph-rsid="00176b6f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4pt" officeooo:rsid="00176b6f" officeooo:paragraph-rsid="00176b6f" style:font-size-asian="14pt" style:font-size-complex="14pt"/>
    </style:style>
    <style:style style:name="P9" style:family="paragraph" style:parent-style-name="Standard">
      <style:text-properties fo:font-size="14pt" officeooo:paragraph-rsid="00190588" style:font-size-asian="14pt" style:font-size-complex="14pt"/>
    </style:style>
    <style:style style:name="P10" style:family="paragraph" style:parent-style-name="Standard">
      <style:text-properties fo:font-size="14pt" fo:font-weight="bold" officeooo:rsid="00176b6f" officeooo:paragraph-rsid="00176b6f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paragraph-rsid="00190588" style:font-size-asian="14pt" style:font-weight-asian="bold" style:font-size-complex="14pt" style:font-weight-complex="bold"/>
    </style:style>
    <style:style style:name="P12" style:family="paragraph" style:parent-style-name="Standard">
      <style:text-properties officeooo:rsid="0019c6d8" officeooo:paragraph-rsid="0019c6d8"/>
    </style:style>
    <style:style style:name="P13" style:family="paragraph" style:parent-style-name="Standard">
      <style:text-properties fo:font-weight="normal" officeooo:rsid="0019c6d8" officeooo:paragraph-rsid="0019c6d8" style:font-weight-asian="normal" style:font-weight-complex="normal"/>
    </style:style>
    <style:style style:name="P14" style:family="paragraph" style:parent-style-name="Standard">
      <style:text-properties fo:font-weight="normal" officeooo:rsid="001b8bfc" officeooo:paragraph-rsid="001b8bfc" style:font-weight-asian="normal" style:font-weight-complex="normal"/>
    </style:style>
    <style:style style:name="P15" style:family="paragraph" style:parent-style-name="Standard">
      <style:text-properties fo:font-weight="normal" officeooo:rsid="001c6965" officeooo:paragraph-rsid="001c6965" style:font-weight-asian="normal" style:font-weight-complex="normal"/>
    </style:style>
    <style:style style:name="P16" style:family="paragraph" style:parent-style-name="Standard">
      <style:text-properties fo:font-weight="normal" officeooo:rsid="001c769c" officeooo:paragraph-rsid="001c769c" style:font-weight-asian="normal" style:font-weight-complex="normal"/>
    </style:style>
    <style:style style:name="P17" style:family="paragraph" style:parent-style-name="Standard">
      <style:text-properties fo:font-weight="normal" officeooo:rsid="001c769c" officeooo:paragraph-rsid="001dfef0" style:font-weight-asian="normal" style:font-weight-complex="normal"/>
    </style:style>
    <style:style style:name="P18" style:family="paragraph" style:parent-style-name="Standard">
      <style:text-properties fo:font-weight="normal" officeooo:rsid="001dfef0" officeooo:paragraph-rsid="001dfef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0588" style:font-weight-asian="bold" style:font-weight-complex="bold"/>
    </style:style>
    <style:style style:name="T3" style:family="text">
      <style:text-properties fo:font-weight="bold" officeooo:rsid="001b8bfc" style:font-weight-asian="bold" style:font-weight-complex="bold"/>
    </style:style>
    <style:style style:name="T4" style:family="text">
      <style:text-properties fo:font-weight="bold" officeooo:rsid="001c6965" style:font-weight-asian="bold" style:font-weight-complex="bold"/>
    </style:style>
    <style:style style:name="T5" style:family="text">
      <style:text-properties fo:font-weight="bold" officeooo:rsid="001c769c" style:font-weight-asian="bold" style:font-weight-complex="bold"/>
    </style:style>
    <style:style style:name="T6" style:family="text">
      <style:text-properties fo:font-weight="bold" officeooo:rsid="001dfef0" style:font-weight-asian="bold" style:font-weight-complex="bold"/>
    </style:style>
    <style:style style:name="T7" style:family="text">
      <style:text-properties officeooo:rsid="001b8bfc"/>
    </style:style>
    <style:style style:name="T8" style:family="text">
      <style:text-properties officeooo:rsid="001c6965"/>
    </style:style>
    <style:style style:name="T9" style:family="text">
      <style:text-properties officeooo:rsid="001c769c"/>
    </style:style>
    <style:style style:name="T10" style:family="text">
      <style:text-properties officeooo:rsid="001dfe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jercicios de ChatGPT – Ejercicios prácticos</text:p>
      <text:p text:style-name="P8"/>
      <text:p text:style-name="P10">Ejercicio 1: Crea un script en bash que muestre el número de procesos, la memoria total ocupada y el nombre de los 5 procesos que más memoria utilizan.</text:p>
      <text:p text:style-name="P1"/>
      <text:p text:style-name="P1">#!/bin/bash</text:p>
      <text:p text:style-name="P1"/>
      <text:p text:style-name="P2"># Número de procesos en ejecución</text:p>
      <text:p text:style-name="P1">num_procesos=$(ps aux | wc -l) </text:p>
      <text:p text:style-name="P1"/>
      <text:p text:style-name="P2"># Memoria total ocupada (en MB)</text:p>
      <text:p text:style-name="P1">mem_total=$(free -m | awk 'NR==2{print $3}')</text:p>
      <text:p text:style-name="P1"/>
      <text:p text:style-name="P2"># Los 5 procesos que más memoria utilizan (nombre y memoria utilizada)</text:p>
      <text:p text:style-name="P1">top_procesos=$(ps aux --sort=-%mem | awk 'NR&lt;=6{print $11, $4"%"}') // </text:p>
      <text:p text:style-name="P1"/>
      <text:p text:style-name="P2"># Mostrar resultados</text:p>
      <text:p text:style-name="P1">echo "Número de procesos en ejecución: $num_procesos"</text:p>
      <text:p text:style-name="P1">echo "Memoria total ocupada: ${mem_total}MB"</text:p>
      <text:p text:style-name="P1">echo "Los 5 procesos que más memoria utilizan:"</text:p>
      <text:p text:style-name="P1">echo "$top_procesos"</text:p>
      <text:p text:style-name="P1"/>
      <text:p text:style-name="P9"><text:span text:style-name="T2">Ejercicio 2: </text:span><text:span text:style-name="T1">Crea un script en bash que busque un patrón concreto en todos los archivos y subdirectorios de un directorio dado que se pasa por argumento. Es decir, que puedas buscar «pepe» en los archivos del directorio (y subdirectorios) del directorio dado.</text:span></text:p>
      <text:p text:style-name="P6"/>
      <text:p text:style-name="P6">#!/bin/bash</text:p>
      <text:p text:style-name="P6"/>
      <text:p text:style-name="P6"># Verificar si se pasó un directorio como argumento</text:p>
      <text:p text:style-name="P6">if [ -z "$1" ]; then</text:p>
      <text:p text:style-name="P6"><text:s text:c="2"/>echo "Uso: $0 &lt;directorio&gt; &lt;patrón&gt;"</text:p>
      <text:p text:style-name="P6"><text:s text:c="2"/>exit 1</text:p>
      <text:p text:style-name="P6">fi</text:p>
      <text:p text:style-name="P6"/>
      <text:p text:style-name="P6"># Verificar si se pasó un patrón como argumento</text:p>
      <text:p text:style-name="P6">if [ -z "$2" ]; then</text:p>
      <text:p text:style-name="P6"><text:s text:c="2"/>echo "Uso: $0 &lt;directorio&gt; &lt;patrón&gt;"</text:p>
      <text:p text:style-name="P6"><text:s text:c="2"/>exit 1</text:p>
      <text:p text:style-name="P6">fi</text:p>
      <text:p text:style-name="P6"/>
      <text:p text:style-name="P6"># Directorio a buscar</text:p>
      <text:p text:style-name="P6">directorio=$1</text:p>
      <text:p text:style-name="P6"/>
      <text:p text:style-name="P6"># Patrón a buscar</text:p>
      <text:p text:style-name="P6">patron=$2</text:p>
      <text:p text:style-name="P6"/>
      <text:p text:style-name="P6"># Buscar el patrón en todos los archivos y subdirectorios</text:p>
      <text:p text:style-name="P6">grep -r "$patron" "$directorio"</text:p>
      <text:p text:style-name="P6"/>
      <text:p text:style-name="P6"># Salida si no se encuentra el patrón</text:p>
      <text:p text:style-name="P6"><text:soft-page-break/>if [ $? -ne 0 ]; then</text:p>
      <text:p text:style-name="P6"><text:s text:c="2"/>echo "No se encontró el patrón '$patron' en el directorio '$directorio'."</text:p>
      <text:p text:style-name="P6">fi</text:p>
      <text:p text:style-name="P6"/>
      <text:p text:style-name="P11">Ejercicio 3: Resuelve algún ejercicio concreto de git de la semana pasada pero ahora con la ayuda de chat gpt</text:p>
      <text:p text:style-name="P6"/>
      <text:p text:style-name="P6"/>
      <text:p text:style-name="P3">//Crear un repositorio git en una carpeta vacía (lo podemos llamar curso)</text:p>
      <text:p text:style-name="P6"/>
      <text:p text:style-name="P12">mkdir curso <text:span text:style-name="T1">// crear la carpeta si no existe</text:span></text:p>
      <text:p text:style-name="P12">cd curso <text:span text:style-name="T1">// vamos al directorio donde queremos inicializar el repositorio Git</text:span></text:p>
      <text:p text:style-name="P12">git init <text:span text:style-name="T1">// inicializamos el repositorio y tras ejecutarlo la carpeta tendrá un subdirectorio .git donde se almacenará la información de control de versiones.</text:span></text:p>
      <text:p text:style-name="P12">Git status <text:span text:style-name="T1">// para comprobar que se ha creado correctamente.</text:span></text:p>
      <text:p text:style-name="P12"/>
      <text:p text:style-name="P4">//Añadir el archivo primero.txt, y segundo.txt al repositorio (commit)</text:p>
      <text:p text:style-name="P12"/>
      <text:p text:style-name="P12">echo "Contenido del archivo primero.txt" &gt; primero.txt <text:span text:style-name="T1">// creado el archivo con contenido</text:span></text:p>
      <text:p text:style-name="P12">echo "Contenido del archivo segundo.txt" &gt; segundo.txt <text:span text:style-name="T1">// creado el archivo con contenido</text:span></text:p>
      <text:p text:style-name="P12"/>
      <text:p text:style-name="P12">git add primero.txt segundo.txt <text:span text:style-name="T1">// se añaden los archivos al repositorio Git</text:span></text:p>
      <text:p text:style-name="P13">git commit -m <text:span text:style-name="T1">//"Añadir primero.txt y segundo.txt al repositorio"</text:span></text:p>
      <text:p text:style-name="P13"><text:span text:style-name="T1"/></text:p>
      <text:p text:style-name="P13"><text:span text:style-name="T1">//Copiar la carpeta folder1 al repositorio con todo su contenido</text:span></text:p>
      <text:p text:style-name="P13"><text:span text:style-name="T1"/></text:p>
      <text:p text:style-name="P13">cp -r /ruta/de/folder1 ./curso/ <text:span text:style-name="T1">//</text:span><text:span text:style-name="T3">copia la carpeta junto con todos los archivos y subdirectorios al repositorio</text:span></text:p>
      <text:p text:style-name="P13">cd /ruta/al/repositorio/curso<text:span text:style-name="T7"> </text:span><text:span text:style-name="T3">// vamos al directorio donde está el repositorio Git</text:span></text:p>
      <text:p text:style-name="P14">git add folder1 <text:span text:style-name="T1">// estamos en el repositorio curso y añadimos la carpeta folder1 y su contenido</text:span></text:p>
      <text:p text:style-name="P14">git commit -m "Añadir carpeta folder1 con todo su contenido" <text:span text:style-name="T1">// se hace commit para guardar los cambios</text:span></text:p>
      <text:p text:style-name="P14"/>
      <text:p text:style-name="P5">//Añadir un archivo vacío al repositorio (commit)</text:p>
      <text:p text:style-name="P14"/>
      <text:p text:style-name="P14">touch archivo_vacio.txt <text:span text:style-name="T1">// se crea el archivos</text:span></text:p>
      <text:p text:style-name="P14">git add archivo_vacio.txt <text:span text:style-name="T1">// lo añadimos</text:span></text:p>
      <text:p text:style-name="P14">git commit -m "Añadir archivo vacío archivo_vacio.txt" <text:span text:style-name="T1">// se hace el commit para guardar cambios</text:span></text:p>
      <text:p text:style-name="P14"><text:span text:style-name="T1"/></text:p>
      <text:p text:style-name="P14"><text:span text:style-name="T1">//Crear una rama (el nombre puede ser cualquiera) y añadir el archivo tercero.txt (commit)</text:span></text:p>
      <text:p text:style-name="P14"><text:span text:style-name="T1"/></text:p>
      <text:p text:style-name="P14">git checkout -b nueva-rama <text:span text:style-name="T1">// </text:span><text:span text:style-name="T4">creada la rama llamada nueva-rama y se cambiar a ella.</text:span></text:p>
      <text:p text:style-name="P14">touch tercero.txt <text:span text:style-name="T1">// </text:span><text:span text:style-name="T4">se crea el archivo</text:span></text:p>
      <text:p text:style-name="P14">git add tercero.txt <text:span text:style-name="T1">//</text:span><text:span text:style-name="T4">se añade el archivo</text:span></text:p>
      <text:p text:style-name="P14">git commit -m "Añadir archivo tercero.txt" <text:span text:style-name="T1">// </text:span><text:span text:style-name="T4">guarda cambios</text:span></text:p>
      <text:p text:style-name="P14"><text:span text:style-name="T4"/></text:p>
      <text:p text:style-name="P14"><text:span text:style-name="T4">//Añadir una línea de texto al final del fichero tercero.txt (commit)</text:span></text:p>
      <text:p text:style-name="P14"><text:span text:style-name="T4"/></text:p>
      <text:p text:style-name="P14"><text:span text:style-name="T8">echo "Texto añadido" &gt;&gt; tercero.txt</text:span><text:span text:style-name="T4"> // <text:s/>se añade una línea de texto que dice Texto añadido, lo mete al final del texto que había, si es que había, ahora no lo recuerdo.</text:span></text:p>
      <text:p text:style-name="P15">Git add tercero.txt <text:span text:style-name="T1">// añade el archivo</text:span></text:p>
      <text:p text:style-name="P15"><text:soft-page-break/>git commit -m "Añadir línea de texto al final del archivo tercero.txt" <text:span text:style-name="T1">// guarda cambios</text:span></text:p>
      <text:p text:style-name="P15"><text:span text:style-name="T1"/></text:p>
      <text:p text:style-name="P15"><text:span text:style-name="T1">//Copiar tercero.txt en cuarto.txt (commit en la rama)</text:span></text:p>
      <text:p text:style-name="P15"><text:span text:style-name="T1"/></text:p>
      <text:p text:style-name="P15">git checkout nueve-rama<text:span text:style-name="T1"> // hacemos esto para asegurar que estamos en la nueva rama </text:span></text:p>
      <text:p text:style-name="P15">cp tercero.txt cuarto.txt<text:span text:style-name="T1"> // copiados</text:span></text:p>
      <text:p text:style-name="P15">git add cuarto.txt <text:span text:style-name="T1">// añade el cuarto.txt al área</text:span></text:p>
      <text:p text:style-name="P15">git commit -m "Copiar tercero.txt a cuarto.txt<text:span text:style-name="T1">" // lo dicho mete tercero en cuarto y guarda cambios</text:span></text:p>
      <text:p text:style-name="P15"><text:span text:style-name="T1"/></text:p>
      <text:p text:style-name="P15"><text:span text:style-name="T1">//Hacer un merge de la rama con master</text:span></text:p>
      <text:p text:style-name="P15">git checkout master<text:span text:style-name="T1"> // esta orden es para asegurar que estmos en master</text:span></text:p>
      <text:p text:style-name="P15">git pull origin master<text:span text:style-name="T1"> // asegura que la rama master está actualizada con los cambios</text:span></text:p>
      <text:p text:style-name="P15">git merge nuev<text:span text:style-name="T9">a</text:span>-rama <text:span text:style-name="T1">// </text:span><text:span text:style-name="T5">combinación de cambios entre nueva -rama y master</text:span></text:p>
      <text:p text:style-name="P15"><text:span text:style-name="T5"/></text:p>
      <text:p text:style-name="P16"><text:span text:style-name="T1">si hay conflictos </text:span></text:p>
      <text:p text:style-name="P16">git add &lt;archivo_resuelto&gt;<text:span text:style-name="T1"> // <text:s/></text:span><text:span text:style-name="T6">lo añade</text:span></text:p>
      <text:p text:style-name="P16">git commit // <text:span text:style-name="T10">lo graba</text:span></text:p>
      <text:p text:style-name="P16">git push origin master<text:span text:style-name="T1"> //sube los cambios al repositorio</text:span></text:p>
      <text:p text:style-name="P16"><text:span text:style-name="T1"/></text:p>
      <text:p text:style-name="P16"><text:span text:style-name="T1">//(Estamos en master)</text:span></text:p>
      <text:p text:style-name="P16">git checkout master <text:span text:style-name="T1">// cambiamos a master</text:span></text:p>
      <text:p text:style-name="P16"><text:span text:style-name="T1"/></text:p>
      <text:p text:style-name="P16"><text:span text:style-name="T1">// Copiar el archivo del apartado 7 del ejercicio 1 (commit)</text:span></text:p>
      <text:p text:style-name="P16"><text:span text:style-name="T1"/></text:p>
      <text:p text:style-name="P16">cp curso/cualquier-nombre<text:span text:style-name="T1"> <text:s/>// </text:span><text:span text:style-name="T6">copia el archivo desde el directorio curso a master</text:span></text:p>
      <text:p text:style-name="P18">gitt add cualquier-nombre<text:span text:style-name="T1"> // lo añade</text:span></text:p>
      <text:p text:style-name="P18">git commit -m<text:span text:style-name="T1"> // copia el archivo desde el directorio</text:span></text:p>
      <text:p text:style-name="P18"><text:span text:style-name="T1"/></text:p>
      <text:p text:style-name="P17"><text:span text:style-name="T1">Ejecutar find * de nuevo y redirigir la salida a un nuevo archivo (commit, en master)</text:span></text:p>
      <text:p text:style-name="P17"><text:span text:style-name="T1"/></text:p>
      <text:p text:style-name="P17">find * &gt; lista_archivos.txt<text:span text:style-name="T1"> // </text:span><text:span text:style-name="T6">el listado lo mete en lista_archivos.txt</text:span></text:p>
      <text:p text:style-name="P18">git add lista_archivos.txt<text:span text:style-name="T1"> // lo añade</text:span></text:p>
      <text:p text:style-name="P18">git commit -m “Añadido archivo” <text:span text:style-name="T1">// lo graba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1:19:05.737987338</meta:creation-date>
    <dc:date>2024-09-19T12:32:27.631668607</dc:date>
    <meta:editing-duration>PT20M28S</meta:editing-duration>
    <meta:editing-cycles>3</meta:editing-cycles>
    <meta:generator>LibreOffice/24.2.5.2$Linux_X86_64 LibreOffice_project/420$Build-2</meta:generator>
    <meta:document-statistic meta:table-count="0" meta:image-count="0" meta:object-count="0" meta:page-count="3" meta:paragraph-count="88" meta:word-count="826" meta:character-count="4985" meta:non-whitespace-character-count="4230"/>
  </office:meta>
</office:document-meta>
</file>